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7" table:default-cell-style-name="ce1"/>
        <table:table-column table:style-name="co19" table:number-columns-repeated="15361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B3:.F3])" table:style-name="ce8">
            <text:p>25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27" table:formula="of:=SUM([.H3:.L3])" table:style-name="ce8">
            <text:p>2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70" table:formula="of:=SUM([.N3:.R3])" table:style-name="ce8">
            <text:p>70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89" table:formula="of:=SUM([.T3:.X3])" table:style-name="ce8">
            <text:p>89</text:p>
          </table:table-cell>
          <table:table-cell office:value-type="float" office:value="211" table:formula="of:=SUM([.Y3];[.S3];[.M3];[.G3])" table:style-name="ce9">
            <text:p>211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22" table:formula="of:=SUM([.B4:.F4])" table:style-name="ce8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5" table:formula="of:=SUM([.H4:.L4])" table:style-name="ce8">
            <text:p>1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0" table:formula="of:=SUM([.N4:.R4])" table:style-name="ce8">
            <text:p>20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1" table:formula="of:=SUM([.T4:.X4])" table:style-name="ce8">
            <text:p>21</text:p>
          </table:table-cell>
          <table:table-cell office:value-type="float" office:value="78" table:formula="of:=SUM([.Y4];[.S4];[.M4];[.G4])" table:style-name="ce9">
            <text:p>7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5:.L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6:.L6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6:.R6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7:.L7])" table:style-name="ce8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30" table:formula="of:=SUM([.N7:.R7])" table:style-name="ce8">
            <text:p>30</text:p>
          </table:table-cell>
          <table:table-cell office:value-type="float" office:value="17" table:style-name="ce7">
            <text:p>17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72" table:formula="of:=SUM([.T7:.X7])" table:style-name="ce8">
            <text:p>72</text:p>
          </table:table-cell>
          <table:table-cell office:value-type="float" office:value="116" table:formula="of:=SUM([.Y7];[.S7];[.M7];[.G7])" table:style-name="ce9">
            <text:p>116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1" table:formula="of:=SUM([.H8:.L8])" table:style-name="ce8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SUM([.N8:.R8])" table:style-name="ce8">
            <text:p>23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11">
            <text:p>12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51" table:formula="of:=SUM([.T8:.X8])" table:style-name="ce8">
            <text:p>51</text:p>
          </table:table-cell>
          <table:table-cell office:value-type="float" office:value="88" table:formula="of:=SUM([.Y8];[.S8];[.M8];[.G8])" table:style-name="ce9">
            <text:p>8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N9:.R9])" table:style-name="ce8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5" table:formula="of:=SUM([.T9:.X9])" table:style-name="ce8">
            <text:p>25</text:p>
          </table:table-cell>
          <table:table-cell office:value-type="float" office:value="27" table:formula="of:=SUM([.Y9];[.S9];[.M9];[.G9])" table:style-name="ce9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1" table:formula="of:=SUM([.B10:.F10])" table:style-name="ce15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" table:formula="of:=SUM([.H10:.L10])" table:style-name="ce15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1" table:formula="of:=SUM([.N10:.R10])" table:style-name="ce15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0" table:formula="of:=SUM([.T10:.X10])" table:style-name="ce15">
            <text:p>10</text:p>
          </table:table-cell>
          <table:table-cell office:value-type="float" office:value="40" table:formula="of:=SUM([.Y10];[.S10];[.M10];[.G10])" table:style-name="ce9">
            <text:p>40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3" table:formula="of:=SUM([.B3:.B10])" table:style-name="ce18">
            <text:p>13</text:p>
          </table:table-cell>
          <table:table-cell office:value-type="float" office:value="9" table:formula="of:=SUM([.C3:.C10])" table:style-name="ce19">
            <text:p>9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3" table:formula="of:=SUM([.G3:.G10])" table:style-name="ce4">
            <text:p>63</text:p>
          </table:table-cell>
          <table:table-cell office:value-type="float" office:value="21" table:formula="of:=SUM([.H3:.H10])" table:style-name="ce19">
            <text:p>21</text:p>
          </table:table-cell>
          <table:table-cell office:value-type="float" office:value="10" table:formula="of:=SUM([.I3:.I10])" table:style-name="ce19">
            <text:p>10</text:p>
          </table:table-cell>
          <table:table-cell office:value-type="float" office:value="20" table:formula="of:=SUM([.J3:.J10])" table:style-name="ce19">
            <text:p>20</text:p>
          </table:table-cell>
          <table:table-cell office:value-type="float" office:value="14" table:formula="of:=SUM([.K3:.K10])" table:style-name="ce19">
            <text:p>14</text:p>
          </table:table-cell>
          <table:table-cell office:value-type="float" office:value="8" table:formula="of:=SUM([.L3:.L10])" table:style-name="ce20">
            <text:p>8</text:p>
          </table:table-cell>
          <table:table-cell office:value-type="float" office:value="73" table:formula="of:=SUM([.M3:.M10])" table:style-name="ce4">
            <text:p>73</text:p>
          </table:table-cell>
          <table:table-cell office:value-type="float" office:value="34" table:formula="of:=SUM([.N3:.N10])" table:style-name="ce18">
            <text:p>34</text:p>
          </table:table-cell>
          <table:table-cell office:value-type="float" office:value="28" table:formula="of:=SUM([.O3:.O10])" table:style-name="ce19">
            <text:p>28</text:p>
          </table:table-cell>
          <table:table-cell office:value-type="float" office:value="36" table:formula="of:=SUM([.P3:.P10])" table:style-name="ce19">
            <text:p>36</text:p>
          </table:table-cell>
          <table:table-cell office:value-type="float" office:value="31" table:formula="of:=SUM([.Q3:.Q10])" table:style-name="ce19">
            <text:p>31</text:p>
          </table:table-cell>
          <table:table-cell office:value-type="float" office:value="27" table:formula="of:=SUM([.R3:.R10])" table:style-name="ce20">
            <text:p>27</text:p>
          </table:table-cell>
          <table:table-cell office:value-type="float" office:value="156" table:formula="of:=SUM([.S3:.S10])" table:style-name="ce4">
            <text:p>156</text:p>
          </table:table-cell>
          <table:table-cell office:value-type="float" office:value="63" table:formula="of:=SUM([.T3:.T10])" table:style-name="ce18">
            <text:p>63</text:p>
          </table:table-cell>
          <table:table-cell office:value-type="float" office:value="51" table:formula="of:=SUM([.U3:.U10])" table:style-name="ce19">
            <text:p>51</text:p>
          </table:table-cell>
          <table:table-cell office:value-type="float" office:value="61" table:formula="of:=SUM([.V3:.V10])" table:style-name="ce19">
            <text:p>61</text:p>
          </table:table-cell>
          <table:table-cell office:value-type="float" office:value="46" table:formula="of:=SUM([.W3:.W10])" table:style-name="ce19">
            <text:p>46</text:p>
          </table:table-cell>
          <table:table-cell office:value-type="float" office:value="47" table:formula="of:=SUM([.X3:.X10])" table:style-name="ce20">
            <text:p>47</text:p>
          </table:table-cell>
          <table:table-cell office:value-type="float" office:value="268" table:formula="of:=SUM([.Y3:.Y10])" table:style-name="ce4">
            <text:p>268</text:p>
          </table:table-cell>
          <table:table-cell office:value-type="float" office:value="560" table:formula="of:=SUM([.Z3:.Z10])" table:style-name="ce21">
            <text:p>560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number-columns-repeated="15361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number-columns-repeated="15361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10-15T05:05:19Z</dc:date>
    <meta:editing-cycles>6</meta:editing-cycles>
    <meta:editing-duration>PT847S</meta:editing-duration>
  </office:meta>
</office:document-meta>
</file>